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02in"/>
    </style:style>
    <style:style style:name="co3" style:family="table-column">
      <style:table-column-properties fo:break-before="auto" style:column-width="0.4516in"/>
    </style:style>
    <style:style style:name="co4" style:family="table-column">
      <style:table-column-properties fo:break-before="auto" style:column-width="0.5161in"/>
    </style:style>
    <style:style style:name="co6" style:family="table-column">
      <style:table-column-properties fo:break-before="auto" style:column-width="1.2374in"/>
    </style:style>
    <style:style style:name="co7" style:family="table-column">
      <style:table-column-properties fo:break-before="auto" style:column-width="0.9362in"/>
    </style:style>
    <style:style style:name="co8" style:family="table-column">
      <style:table-column-properties fo:break-before="auto" style:column-width="9.7717in"/>
    </style:style>
    <style:style style:name="co9" style:family="table-column">
      <style:table-column-properties fo:break-before="auto" style:column-width="10.1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ce2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0.8024in" svg:x="1.7996in" svg:y="0in" draw:caption-point-x="-0.2402in" draw:caption-point-y="0.0039in">
              <dc:date>2010-11-04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D = dismissed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2"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IP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givento table.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 table.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contains table.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contains table.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workedon table.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table:style-name="Default" office:value-type="string">
            <text:p>Front-end app/Web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NS</text:p>
          </table:table-cell>
          <table:table-cell table:style-name="Default"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Add &lt;!DOCTYPE at top of web pages.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NS</text:p>
          </table:table-cell>
          <table:table-cell table:style-name="Default"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Create stylesheet(s) for the site.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NS</text:p>
          </table:table-cell>
          <table:table-cell table:style-name="Default"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table:style-name="Default"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NS</text:p>
          </table:table-cell>
          <table:table-cell table:style-name="Default" office:value-type="string">
            <text:p>Web Development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Create a background image.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table:style-name="Default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table:style-name="Default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table:style-name="Default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NS</text:p>
          </table:table-cell>
          <table:table-cell table:style-name="Default" office:value-type="string">
            <text:p>Front-end app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Go through tutorial on Java GUIs with NetBeans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string">
            <text:p>NS</text:p>
          </table:table-cell>
          <table:table-cell table:style-name="Default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Gather up list data and type them up in a certain format for a program to easily parse through to convert to sql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NS</text:p>
          </table:table-cell>
          <table:table-cell table:style-name="Default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NS</text:p>
          </table:table-cell>
          <table:table-cell table:style-name="Default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string">
            <text:p>NS</text:p>
          </table:table-cell>
          <table:table-cell table:style-name="Default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Filling movie table with movies haven't seen.</text:p>
          </table:table-cell>
          <table:table-cell/>
        </table:table-row>
      </table:table>
      <table:table table:name="Sheet2" table:style-name="ta1" table:print="false">
        <office:forms form:automatic-focus="false" form:apply-design-mode="false"/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8">11/08/2010</text:date>, <text:time>10:5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0-11-08T10:58:55</dc:date>
    <meta:editing-duration>PT03H56M39S</meta:editing-duration>
    <meta:editing-cycles>24</meta:editing-cycles>
    <meta:generator>OpenOffice.org/3.2$Unix OpenOffice.org_project/320m12$Build-9483</meta:generator>
    <dc:creator>Tyler Hayes</dc:creator>
    <meta:document-statistic meta:table-count="3" meta:cell-count="184" meta:object-count="0"/>
    <meta:user-defined meta:name="Info 1"/>
    <meta:user-defined meta:name="Info 2"/>
    <meta:user-defined meta:name="Info 3"/>
    <meta:user-defined meta:name="Info 4"/>
  </office:meta>
</office:document-meta>
</file>